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6.88mm"/>
    </style:style>
    <style:style style:name="co18" style:family="table-column">
      <style:table-column-properties fo:break-before="auto" style:column-width="251.88mm"/>
    </style:style>
    <style:style style:name="co2" style:family="table-column">
      <style:table-column-properties fo:break-before="auto" style:column-width="16.4mm"/>
    </style:style>
    <style:style style:name="co4" style:family="table-column">
      <style:table-column-properties fo:break-before="auto" style:column-width="154.25mm"/>
    </style:style>
    <style:style style:name="co5" style:family="table-column">
      <style:table-column-properties fo:break-before="auto" style:column-width="75.9mm"/>
    </style:style>
    <style:style style:name="co6" style:family="table-column">
      <style:table-column-properties fo:break-before="auto" style:column-width="140.25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6.6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7.36mm"/>
    </style:style>
    <style:style style:name="co12" style:family="table-column">
      <style:table-column-properties fo:break-before="auto" style:column-width="7.14mm"/>
    </style:style>
    <style:style style:name="co13" style:family="table-column">
      <style:table-column-properties fo:break-before="auto" style:column-width="19.84mm"/>
    </style:style>
    <style:style style:name="co14" style:family="table-column">
      <style:table-column-properties fo:break-before="auto" style:column-width="15.35mm"/>
    </style:style>
    <style:style style:name="co15" style:family="table-column">
      <style:table-column-properties fo:break-before="auto" style:column-width="130.97mm"/>
    </style:style>
    <style:style style:name="co16" style:family="table-column">
      <style:table-column-properties fo:break-before="auto" style:column-width="148.43mm"/>
    </style:style>
    <style:style style:name="co19" style:family="table-column">
      <style:table-column-properties fo:break-before="auto" style:column-width="130.37mm"/>
    </style:style>
    <style:style style:name="co20" style:family="table-column">
      <style:table-column-properties fo:break-before="auto" style:column-width="121.1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6mm" fo:break-before="auto" style:use-optimal-row-height="false"/>
    </style:style>
    <style:style style:name="ro4" style:family="table-row">
      <style:table-row-properties style:row-height="3.3mm" fo:break-before="auto" style:use-optimal-row-height="false"/>
    </style:style>
    <style:style style:name="ta8" style:family="table" style:master-page-name="PageStyle_5f_Sheet8">
      <style:table-properties table:display="true" style:writing-mode="lr-tb"/>
    </style:style>
    <style:style style:name="ta2" style:family="table" style:master-page-name="PageStyle_5f_MM_28_Hindu_20_Aspect_20_Coverage_29_">
      <style:table-properties table:display="true" style:writing-mode="lr-tb"/>
    </style:style>
    <style:style style:name="ta3" style:family="table" style:master-page-name="PageStyle_5f_MM_28_Hindustan_20_Times_29_">
      <style:table-properties table:display="true" style:writing-mode="lr-tb"/>
    </style:style>
    <style:style style:name="ta4" style:family="table" style:master-page-name="PageStyle_5f_MM_28_TOI_29_">
      <style:table-properties table:display="true" style:writing-mode="lr-tb"/>
    </style:style>
    <style:style style:name="ta5" style:family="table" style:master-page-name="PageStyle_5f_MM_28_Telegraph_29_">
      <style:table-properties table:display="true" style:writing-mode="lr-tb"/>
    </style:style>
    <style:style style:name="ta6" style:family="table" style:master-page-name="PageStyle_5f_MM_28_New_20_India_20_Express_29_">
      <style:table-properties table:display="true" style:writing-mode="lr-tb"/>
    </style:style>
    <style:style style:name="ta7" style:family="table" style:master-page-name="PageStyle_5f_MM_28_Indian_20_Express_29_">
      <style:table-properties table:display="true" style:writing-mode="lr-tb"/>
    </style:style>
    <style:style style:name="ta9" style:family="table" style:master-page-name="PageStyle_5f_MM_28_Deccan_20_Herald_29_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Hindu" table:style-name="ta2">
        <office:forms form:automatic-focus="false" form:apply-design-mode="false"/>
        <table:shapes>
          <draw:frame draw:z-index="0" draw:style-name="gr1" draw:text-style-name="P1" svg:width="390.14mm" svg:height="248.6mm" svg:x="157.02mm" svg:y="0mm">
            <loext:p draw:notify-on-update-of-ranges="Hindu.A1:Hindu.A15 Hindu.B1:Hindu.B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ce12"/>
        <table:table-column table:style-name="co2" table:number-columns-repeated="1023" table:default-cell-style-name="ce13"/>
        <table:table-row table:style-name="ro1">
          <table:table-cell table:style-name="ce7" office:value-type="string" calcext:value-type="string">
            <text:p>Appreciation by PM for supporting Demon</text:p>
          </table:table-cell>
          <table:table-cell office:value-type="float" office:value="0.297044441617512" calcext:value-type="float">
            <text:p>0.297044441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apct of demon on Economy</text:p>
          </table:table-cell>
          <table:table-cell office:value-type="float" office:value="0.186336540414354" calcext:value-type="float">
            <text:p>0.186336540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pposition's unites against Govt on demon </text:p>
          </table:table-cell>
          <table:table-cell office:value-type="float" office:value="0.0575042794557113" calcext:value-type="float">
            <text:p>0.057504279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couraging cashless payments post demon</text:p>
          </table:table-cell>
          <table:table-cell office:value-type="float" office:value="0.0357755802093865" calcext:value-type="float">
            <text:p>0.035775580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ailure of RBI to stabilize economy Post-Demon</text:p>
          </table:table-cell>
          <table:table-cell office:value-type="float" office:value="0.0289083649689447" calcext:value-type="float">
            <text:p>0.02890836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small scale industries/employees</text:p>
          </table:table-cell>
          <table:table-cell office:value-type="float" office:value="0.0278237154379551" calcext:value-type="float">
            <text:p>0.027823715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n retail/stock markets</text:p>
          </table:table-cell>
          <table:table-cell office:value-type="float" office:value="0.026024893376273" calcext:value-type="float">
            <text:p>0.026024893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ourt verdicts and penalties related to demon</text:p>
          </table:table-cell>
          <table:table-cell office:value-type="float" office:value="0.00523577736564071" calcext:value-type="float">
            <text:p>0.005235777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ong queues at banks and ATMs and cash crunch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endors going cashless &amp; impact Post-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robes and arrests of black money hoard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ffering of farmers and relief measures for them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uge deposits in PMY bank accoun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real esta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hanced security features on new currency not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ndustan Times" table:style-name="ta3">
        <table:table-column table:style-name="co5" table:default-cell-style-name="ce12"/>
        <table:table-column table:style-name="co2" table:number-columns-repeated="1023" table:default-cell-style-name="ce13"/>
        <table:table-row table:style-name="ro1">
          <table:table-cell table:style-name="ce7" office:value-type="string" calcext:value-type="string">
            <text:p>Appreciation by PM for supporting Demon</text:p>
            <draw:frame table:end-cell-address="'Hindustan Times'.Y55" table:end-x="14.96mm" table:end-y="3.31mm" draw:z-index="0" draw:style-name="gr2" draw:text-style-name="P2" svg:width="392.27mm" svg:height="253.16mm" svg:x="75.9mm" svg:y="0mm">
              <loext:p draw:notify-on-update-of-ranges="'Hindustan Times'.A1:'Hindustan Times'.A15 'Hindustan Times'.B1:'Hindustan Times'.B1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247694727333587" calcext:value-type="float">
            <text:p>0.2476947273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apct of demon on Economy</text:p>
          </table:table-cell>
          <table:table-cell office:value-type="float" office:value="0.2327970030309" calcext:value-type="float">
            <text:p>0.232797003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pposition's unites against Govt on demon</text:p>
          </table:table-cell>
          <table:table-cell office:value-type="float" office:value="0.145487809910724" calcext:value-type="float">
            <text:p>0.145487809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couraging cashless payments post demon</text:p>
          </table:table-cell>
          <table:table-cell office:value-type="float" office:value="0.0629932091321353" calcext:value-type="float">
            <text:p>0.06299320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hanced security features on new currency notes</text:p>
          </table:table-cell>
          <table:table-cell office:value-type="float" office:value="0.0320972822772563" calcext:value-type="float">
            <text:p>0.0320972823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ailure of RBI to stabilize economy Post-Demon</text:p>
          </table:table-cell>
          <table:table-cell office:value-type="float" office:value="0.0173004351474412" calcext:value-type="float">
            <text:p>0.017300435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n retail/stock markets</text:p>
          </table:table-cell>
          <table:table-cell office:value-type="float" office:value="0.0156359617950634" calcext:value-type="float">
            <text:p>0.015635961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robes and arrests of black money hoarders</text:p>
          </table:table-cell>
          <table:table-cell office:value-type="float" office:value="0.00711184068743208" calcext:value-type="float">
            <text:p>0.0071118407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small scale industries/employe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ong queues at banks and ATMs and cash crunch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ourt verdicts and penalties related to 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endors going cashless &amp; impact Post-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ffering of farmers and relief measures for them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uge deposits in PMY bank accoun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real esta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I" table:style-name="ta4">
        <table:table-column table:style-name="co6" table:default-cell-style-name="ce16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9" table:default-cell-style-name="ce12"/>
        <table:table-column table:style-name="co13" table:number-columns-repeated="1014" table:default-cell-style-name="ce12"/>
        <table:table-column table:style-name="co14" table:default-cell-style-name="ce13"/>
        <table:table-row table:style-name="ro1">
          <table:table-cell table:style-name="ce7" office:value-type="string" calcext:value-type="string">
            <text:p>Appreciation by PM for supporting Demon</text:p>
          </table:table-cell>
          <table:table-cell office:value-type="float" office:value="0.448148190924345" calcext:value-type="float">
            <text:p>0.4481481909</text:p>
            <draw:frame table:end-cell-address="TOI.W50" table:end-x="4.1mm" table:end-y="0.47mm" draw:z-index="0" draw:style-name="gr2" draw:text-style-name="P2" svg:width="385.94mm" svg:height="225.91mm" svg:x="2.71mm" svg:y="0mm">
              <loext:p draw:notify-on-update-of-ranges="TOI.A1:TOI.A15 TOI.B1:TOI.B1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Negative imapct of demon on Economy</text:p>
          </table:table-cell>
          <table:table-cell office:value-type="float" office:value="0.188526983927944" calcext:value-type="float">
            <text:p>0.1885269839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Opposition's unites against Govt on demon</text:p>
          </table:table-cell>
          <table:table-cell office:value-type="float" office:value="0.0788076880559263" calcext:value-type="float">
            <text:p>0.0788076881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Enhanced security features on new currency notes</text:p>
          </table:table-cell>
          <table:table-cell office:value-type="float" office:value="0.0541757482061038" calcext:value-type="float">
            <text:p>0.0541757482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8" office:value-type="string" calcext:value-type="string">
            <text:p>Encouraging cashless payments post demon</text:p>
          </table:table-cell>
          <table:table-cell office:value-type="float" office:value="0.0222692271520567" calcext:value-type="float">
            <text:p>0.0222692272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Negative impact of demon on real estate</text:p>
          </table:table-cell>
          <table:table-cell office:value-type="float" office:value="0.0180833318208892" calcext:value-type="float">
            <text:p>0.0180833318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Negative impact of Demon on small scale industries/employees</text:p>
          </table:table-cell>
          <table:table-cell office:value-type="float" office:value="0.00842788858951662" calcext:value-type="float">
            <text:p>0.0084278886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Court verdicts and penalties related to demon</text:p>
          </table:table-cell>
          <table:table-cell office:value-type="float" office:value="0.00641826284518787" calcext:value-type="float">
            <text:p>0.0064182628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Long queues at banks and ATMs and cash crunch</text:p>
          </table:table-cell>
          <table:table-cell office:value-type="float" office:value="0.00443668606444992" calcext:value-type="float">
            <text:p>0.0044366861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Probes and arrests of black money hoarders</text:p>
          </table:table-cell>
          <table:table-cell office:value-type="float" office:value="0.00396810337858016" calcext:value-type="float">
            <text:p>0.0039681034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Failure of RBI to stabilize economy Post-Dem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Negative impact on retail/stock marke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Vendors going cashless &amp; impact Post-Dem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Suffering of farmers and relief measures for the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3">
          <table:table-cell table:style-name="ce7" office:value-type="string" calcext:value-type="string">
            <text:p>Huge deposits in PMY bank accoun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4">
          <table:table-cell table:style-name="ce14"/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3">
          <table:table-cell table:style-name="ce15"/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egraph" table:style-name="ta5">
        <table:table-column table:style-name="co15" table:default-cell-style-name="ce12"/>
        <table:table-column table:style-name="co2" table:number-columns-repeated="1023" table:default-cell-style-name="ce13"/>
        <table:table-row table:style-name="ro1">
          <table:table-cell table:style-name="ce7" office:value-type="string" calcext:value-type="string">
            <text:p>Negative imapct of demon on Economy</text:p>
            <draw:frame table:end-cell-address="Telegraph.Y50" table:end-x="15.84mm" table:end-y="1.53mm" draw:z-index="0" draw:style-name="gr2" draw:text-style-name="P2" svg:width="393.47mm" svg:height="228.46mm" svg:x="130.63mm" svg:y="0.34mm">
              <loext:p draw:notify-on-update-of-ranges="Telegraph.A1:Telegraph.A15 Telegraph.B1:Telegraph.B15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0.292764324788559" calcext:value-type="float">
            <text:p>0.292764324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ppreciation by PM for supporting Demon</text:p>
          </table:table-cell>
          <table:table-cell office:value-type="float" office:value="0.16617034782771" calcext:value-type="float">
            <text:p>0.166170347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pposition's unites against Govt on demon</text:p>
          </table:table-cell>
          <table:table-cell office:value-type="float" office:value="0.146636545247475" calcext:value-type="float">
            <text:p>0.146636545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n retail/stock markets</text:p>
          </table:table-cell>
          <table:table-cell office:value-type="float" office:value="0.0479219954817871" calcext:value-type="float">
            <text:p>0.047921995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ourt verdicts and penalties related to demon</text:p>
          </table:table-cell>
          <table:table-cell office:value-type="float" office:value="0.0426569705569351" calcext:value-type="float">
            <text:p>0.042656970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hanced security features on new currency notes</text:p>
          </table:table-cell>
          <table:table-cell office:value-type="float" office:value="0.0248455032579675" calcext:value-type="float">
            <text:p>0.0248455033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ailure of RBI to stabilize economy Post-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small scale industries/employe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ong queues at banks and ATMs and cash crunch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endors going cashless &amp; impact Post-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robes and arrests of black money hoard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ffering of farmers and relief measures for them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uge deposits in PMY bank accoun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real esta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couraging cashless payments post 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India Express" table:style-name="ta6">
        <table:shapes>
          <draw:frame draw:z-index="0" draw:style-name="gr1" draw:text-style-name="P1" svg:width="391.82mm" svg:height="229.82mm" svg:x="149.17mm" svg:y="0mm">
            <loext:p draw:notify-on-update-of-ranges="'New India Express'.A1:'New India Express'.A15 'New India Express'.B1:'New India Express'.B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6" table:default-cell-style-name="ce12"/>
        <table:table-column table:style-name="co2" table:number-columns-repeated="1023" table:default-cell-style-name="ce13"/>
        <table:table-row table:style-name="ro1">
          <table:table-cell table:style-name="ce7" office:value-type="string" calcext:value-type="string">
            <text:p>Appreciation by PM for supporting Demon</text:p>
          </table:table-cell>
          <table:table-cell office:value-type="float" office:value="0.3329883153924" calcext:value-type="float">
            <text:p>0.332988315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apct of demon on Economy</text:p>
          </table:table-cell>
          <table:table-cell office:value-type="float" office:value="0.124942497009845" calcext:value-type="float">
            <text:p>0.124942497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pposition's unites against Govt on demon </text:p>
          </table:table-cell>
          <table:table-cell office:value-type="float" office:value="0.121446315208391" calcext:value-type="float">
            <text:p>0.121446315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hanced security features on new currency notes</text:p>
          </table:table-cell>
          <table:table-cell office:value-type="float" office:value="0.0674356733216794" calcext:value-type="float">
            <text:p>0.0674356733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ourt verdicts and penalties related to demon</text:p>
          </table:table-cell>
          <table:table-cell office:value-type="float" office:value="0.0224338332259944" calcext:value-type="float">
            <text:p>0.022433833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ailure of RBI to stabilize economy Post-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small scale industries/employe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ong queues at banks and ATMs and cash crunch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n retail/stock marke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endors going cashless &amp; impact Post-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robes and arrests of black money hoard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ffering of farmers and relief measures for them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uge deposits in PMY bank accoun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real esta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couraging cashless payments post 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ian Express" table:style-name="ta7">
        <table:table-column table:style-name="co19" table:default-cell-style-name="ce12"/>
        <table:table-column table:style-name="co2" table:number-columns-repeated="1023" table:default-cell-style-name="ce13"/>
        <table:table-row table:style-name="ro1">
          <table:table-cell table:style-name="ce7" office:value-type="string" calcext:value-type="string">
            <text:p>Appreciation by PM for supporting Demon</text:p>
          </table:table-cell>
          <table:table-cell office:value-type="float" office:value="0.324983392336785" calcext:value-type="float">
            <text:p>0.3249833923</text:p>
            <draw:frame table:end-cell-address="'Indian Express'.Z52" table:end-x="2.25mm" table:end-y="0.49mm" draw:z-index="0" draw:style-name="gr2" draw:text-style-name="P2" svg:width="395.94mm" svg:height="236.78mm" svg:x="0.03mm" svg:y="0mm">
              <loext:p draw:notify-on-update-of-ranges="'Indian Express'.A1:'Indian Express'.A15 'Indian Express'.B1:'Indian Express'.B1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apct of demon on Economy</text:p>
          </table:table-cell>
          <table:table-cell office:value-type="float" office:value="0.175005839602278" calcext:value-type="float">
            <text:p>0.175005839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pposition's unites against Govt on demon</text:p>
          </table:table-cell>
          <table:table-cell office:value-type="float" office:value="0.0994736903138807" calcext:value-type="float">
            <text:p>0.099473690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couraging cashless payments post demon</text:p>
          </table:table-cell>
          <table:table-cell office:value-type="float" office:value="0.0935048713051056" calcext:value-type="float">
            <text:p>0.0935048713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hanced security features on new currency notes</text:p>
          </table:table-cell>
          <table:table-cell office:value-type="float" office:value="0.0573937647957299" calcext:value-type="float">
            <text:p>0.057393764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n retail/stock markets</text:p>
          </table:table-cell>
          <table:table-cell office:value-type="float" office:value="0.0325543331505524" calcext:value-type="float">
            <text:p>0.032554333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ong queues at banks and ATMs and cash crunch</text:p>
          </table:table-cell>
          <table:table-cell office:value-type="float" office:value="0.0154447126335861" calcext:value-type="float">
            <text:p>0.015444712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ffering of farmers and relief measures for them</text:p>
          </table:table-cell>
          <table:table-cell office:value-type="float" office:value="0.0108194163048322" calcext:value-type="float">
            <text:p>0.0108194163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endors going cashless &amp; impact Post-Demon</text:p>
          </table:table-cell>
          <table:table-cell office:value-type="float" office:value="0.00821851543228795" calcext:value-type="float">
            <text:p>0.008218515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ourt verdicts and penalties related to demon</text:p>
          </table:table-cell>
          <table:table-cell office:value-type="float" office:value="0.00670933027630844" calcext:value-type="float">
            <text:p>0.0067093303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uge deposits in PMY bank accounts</text:p>
          </table:table-cell>
          <table:table-cell office:value-type="float" office:value="0.00318237616315766" calcext:value-type="float">
            <text:p>0.003182376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ailure of RBI to stabilize economy Post-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small scale industries/employe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robes and arrests of black money hoard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real esta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can Herald" table:style-name="ta9">
        <table:shapes>
          <draw:frame draw:z-index="0" draw:style-name="gr1" draw:text-style-name="P1" svg:width="391.42mm" svg:height="256.25mm" svg:x="122.65mm" svg:y="0mm">
            <loext:p draw:notify-on-update-of-ranges="'Deccan Herald'.A1:'Deccan Herald'.A15 'Deccan Herald'.B1:'Deccan Herald'.B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ce12"/>
        <table:table-column table:style-name="co2" table:number-columns-repeated="1023" table:default-cell-style-name="ce13"/>
        <table:table-row table:style-name="ro1">
          <table:table-cell table:style-name="ce7" office:value-type="string" calcext:value-type="string">
            <text:p>Negative imapct of demon on Economy</text:p>
          </table:table-cell>
          <table:table-cell office:value-type="float" office:value="0.240382015423386" calcext:value-type="float">
            <text:p>0.240382015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ppreciation by PM for supporting Demon</text:p>
          </table:table-cell>
          <table:table-cell office:value-type="float" office:value="0.161339866099917" calcext:value-type="float">
            <text:p>0.161339866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pposition's unites against Govt on demon</text:p>
          </table:table-cell>
          <table:table-cell office:value-type="float" office:value="0.154360946169571" calcext:value-type="float">
            <text:p>0.154360946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n retail/stock markets</text:p>
          </table:table-cell>
          <table:table-cell office:value-type="float" office:value="0.060782309614199" calcext:value-type="float">
            <text:p>0.060782309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couraging cashless payments post demon</text:p>
          </table:table-cell>
          <table:table-cell office:value-type="float" office:value="0.0607769016948419" calcext:value-type="float">
            <text:p>0.0607769017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hanced security features on new currency notes</text:p>
          </table:table-cell>
          <table:table-cell office:value-type="float" office:value="0.0460565452047979" calcext:value-type="float">
            <text:p>0.046056545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real estate</text:p>
          </table:table-cell>
          <table:table-cell office:value-type="float" office:value="0.0139659517397277" calcext:value-type="float">
            <text:p>0.0139659517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uge deposits in PMY bank accounts</text:p>
          </table:table-cell>
          <table:table-cell office:value-type="float" office:value="0.00744670495473572" calcext:value-type="float">
            <text:p>0.00744670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ailure of RBI to stabilize economy Post-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 on small scale industries/employe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ong queues at banks and ATMs and cash crunch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ourt verdicts and penalties related to 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endors going cashless &amp; impact Post-Dem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robes and arrests of black money hoard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ffering of farmers and relief measures for them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8" table:style-name="ta8">
        <table:table-column table:style-name="co17" table:default-cell-style-name="ce5"/>
        <table:table-column table:style-name="co18" table:default-cell-style-name="ce5"/>
        <table:table-column table:style-name="co2" table:number-columns-repeated="1022" table:default-cell-style-name="ce5"/>
        <table:table-row table:style-name="ro1">
          <table:table-cell table:style-name="ce9"/>
          <table:table-cell table:style-name="ce1" office:value-type="string" calcext:value-type="string">
            <text:p>Failure of RBI to stabilize economy Post-Demon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Negative impact of Demonetisation on small/medium scale industries/employees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Long queues at banks and ATMs and cash crunch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Court verdicts related to demonetisation and penalties for black money hoarders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Negative impact on retail/stock markets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Vendors going cashless &amp; impact Post-Demon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Probes and arrests of black money hoarders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Suffering of farmers and relief measures for them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Huge deposits in PMY bank accounts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Negative imapct of demonetisation on Economy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Appreciation by PM for supporting Demonitisation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Negative impact of demonetisation on real estate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Enhanced security features on new currency notes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1" office:value-type="string" calcext:value-type="string">
            <text:p>Opposition's unites against Govt on demonetisation 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2" office:value-type="string" calcext:value-type="string">
            <text:p>Encouraging cashless payments post demonetisation</text:p>
          </table:table-cell>
          <table:table-cell table:number-columns-repeated="1022"/>
        </table:table-row>
        <table:table-row table:style-name="ro1" table:number-rows-repeated="2">
          <table:table-cell table:style-name="ce9"/>
          <table:table-cell table:style-name="ce10"/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gregate" table:style-name="ta9">
        <office:forms form:automatic-focus="false" form:apply-design-mode="false"/>
        <table:shapes>
          <draw:frame draw:z-index="0" draw:style-name="gr1" draw:text-style-name="P1" svg:width="392.89mm" svg:height="250.69mm" svg:x="138.71mm" svg:y="1.04mm">
            <loext:p draw:notify-on-update-of-ranges="aggregate.A1:aggregate.A15 aggregate.B1:aggregate.B1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ce12"/>
        <table:table-column table:style-name="co2" table:number-columns-repeated="1023" table:default-cell-style-name="ce13"/>
        <table:table-row table:style-name="ro1">
          <table:table-cell table:style-name="ce7" office:value-type="string" calcext:value-type="string">
            <text:p>Appreciation by PM for supporting Demonitisation</text:p>
          </table:table-cell>
          <table:table-cell office:value-type="float" office:value="0.304410752098636" calcext:value-type="float">
            <text:p>0.30441075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apct of demonetisation on Economy</text:p>
          </table:table-cell>
          <table:table-cell office:value-type="float" office:value="0.203319324435849" calcext:value-type="float">
            <text:p>0.203319324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pposition's unites against Govt on demonetisation </text:p>
          </table:table-cell>
          <table:table-cell office:value-type="float" office:value="0.10270601245763" calcext:value-type="float">
            <text:p>0.102706012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couraging cashless payments post demonetisation</text:p>
          </table:table-cell>
          <table:table-cell office:value-type="float" office:value="0.0474352637119189" calcext:value-type="float">
            <text:p>0.0474352637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hanced security features on new currency notes</text:p>
          </table:table-cell>
          <table:table-cell office:value-type="float" office:value="0.0411657964169744" calcext:value-type="float">
            <text:p>0.041165796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n retail/stock markets</text:p>
          </table:table-cell>
          <table:table-cell office:value-type="float" office:value="0.0242720158062383" calcext:value-type="float">
            <text:p>0.024272015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ourt verdicts related to demonetisation and penalties for black money hoarders</text:p>
          </table:table-cell>
          <table:table-cell office:value-type="float" office:value="0.00909355166203661" calcext:value-type="float">
            <text:p>0.0090935517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etisation on small/medium scale industries/employees</text:p>
          </table:table-cell>
          <table:table-cell office:value-type="float" office:value="0.00632271117855337" calcext:value-type="float">
            <text:p>0.006322711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ailure of RBI to stabilize economy Post-Demon</text:p>
          </table:table-cell>
          <table:table-cell office:value-type="float" office:value="0.00601727835974302" calcext:value-type="float">
            <text:p>0.006017278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gative impact of demonetisation on real estate</text:p>
          </table:table-cell>
          <table:table-cell office:value-type="float" office:value="0.00580106502157457" calcext:value-type="float">
            <text:p>0.00580106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ong queues at banks and ATMs and cash crunch</text:p>
          </table:table-cell>
          <table:table-cell office:value-type="float" office:value="0.00432138871560643" calcext:value-type="float">
            <text:p>0.0043213887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ffering of farmers and relief measures for them</text:p>
          </table:table-cell>
          <table:table-cell office:value-type="float" office:value="0.00234956624222657" calcext:value-type="float">
            <text:p>0.002349566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endors going cashless &amp; impact Post-Demon</text:p>
          </table:table-cell>
          <table:table-cell office:value-type="float" office:value="0.00178474936880815" calcext:value-type="float">
            <text:p>0.001784749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uge deposits in PMY bank accounts</text:p>
          </table:table-cell>
          <table:table-cell office:value-type="float" office:value="0.00168185916129371" calcext:value-type="float">
            <text:p>0.001681859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robes and arrests of black money hoarders</text:p>
          </table:table-cell>
          <table:table-cell office:value-type="float" office:value="0.00142319461862629" calcext:value-type="float">
            <text:p>0.0014231946</text:p>
          </table:table-cell>
          <table:table-cell table:number-columns-repeated="1022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indu.A1:Hindu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Hindustan Times'.A1:'Hindustan Times'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TOI.A1:TOI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Telegraph.A1:Telegraph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New India Express'.A1:'New India Express'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Indian Express'.A1:'Indian Express'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Deccan Herald'.A1:'Deccan Herald'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aggregate.A1:aggregate.B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0/00/0000</text:date>, <text:time style:data-style-name="N2" text:time-value="20:29:35.080745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M_28_Deccan_20_Herald_29_" style:display-name="PageStyle_MM(Deccan Herald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_20_Aspect_20_Coverage_29_" style:display-name="PageStyle_MM(Hindu Aspect Coverage)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8" style:display-name="PageStyle_Sheet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stan_20_Times_29_" style:display-name="PageStyle_MM(Hindustan Time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OI_29_" style:display-name="PageStyle_MM(TOI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New_20_India_20_Express_29_" style:display-name="PageStyle_MM(New India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elegraph_29_" style:display-name="PageStyle_MM(Telegraph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Indian_20_Express_29_" style:display-name="PageStyle_MM(Indian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0:33:32</meta:creation-date>
    <dc:language>en-IN</dc:language>
    <dc:date>2019-06-23T20:30:27.992532192</dc:date>
    <meta:editing-cycles>20</meta:editing-cycles>
    <meta:editing-duration>PT2H9S</meta:editing-duration>
    <meta:generator>LibreOffice/5.1.6.2$Linux_X86_64 LibreOffice_project/10m0$Build-2</meta:generator>
    <meta:document-statistic meta:table-count="9" meta:cell-count="25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6pt" style:font-weight-asian="bold" style:font-size-complex="16pt" style:font-weight-complex="600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9.227cm" svg:height="25.316cm" xlink:href=".." xlink:type="simple" chart:class="chart:bar" chart:style-name="ch1">
        <chart:title svg:x="17.661cm" svg:y="0.939cm" chart:style-name="ch2">
          <text:p>Hindustan Times_Aspect-Coverage
Opeds</text:p>
        </chart:title>
        <chart:plot-area chart:style-name="ch3" table:cell-range-address="'Hindustan Times'.A1:'Hindustan Times'.B15" chart:data-source-has-labels="column" svg:x="1.584cm" svg:y="2.652cm" svg:width="36.855cm" svg:height="19.188cm">
          <chartooo:coordinate-region svg:x="8.28cm" svg:y="2.958cm" svg:width="30.159cm" svg:height="6.826cm"/>
          <chart:axis chart:dimension="x" chart:name="primary-x" chart:style-name="ch4" chartooo:axis-type="auto">
            <chartooo:date-scale/>
            <chart:title svg:x="19.902cm" svg:y="20.11cm" chart:style-name="ch5">
              <text:p>Aspects</text:p>
            </chart:title>
            <chart:categories table:cell-range-address="'Hindustan Times'.A1:'Hindustan Times'.A15"/>
          </chart:axis>
          <chart:axis chart:dimension="y" chart:name="primary-y" chart:style-name="ch6">
            <chart:title svg:x="5.43cm" svg:y="9.141cm" chart:style-name="ch7">
              <text:p>Relative Coverage</text:p>
            </chart:title>
            <chart:grid chart:style-name="ch8" chart:class="major"/>
          </chart:axis>
          <chart:series chart:style-name="ch9" chart:values-cell-range-address="'Hindustan Times'.B1:'Hindustan Times'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</text:p>
                <draw:g>
                  <svg:desc>'Hindustan Times'.A1:'Hindustan Times'.A15</svg:desc>
                </draw:g>
              </table:table-cell>
              <table:table-cell office:value-type="float" office:value="0.247694727333587">
                <text:p>0.247694727333587</text:p>
                <draw:g>
                  <svg:desc>'Hindustan Times'.B1:'Hindustan Times'.B15</svg:desc>
                </draw:g>
              </table:table-cell>
            </table:table-row>
            <table:table-row>
              <table:table-cell office:value-type="string">
                <text:p>Negative imapct of demon on Economy</text:p>
              </table:table-cell>
              <table:table-cell office:value-type="float" office:value="0.2327970030309">
                <text:p>0.2327970030309</text:p>
              </table:table-cell>
            </table:table-row>
            <table:table-row>
              <table:table-cell office:value-type="string">
                <text:p>Opposition's unites against Govt on demon</text:p>
              </table:table-cell>
              <table:table-cell office:value-type="float" office:value="0.145487809910724">
                <text:p>0.145487809910724</text:p>
              </table:table-cell>
            </table:table-row>
            <table:table-row>
              <table:table-cell office:value-type="string">
                <text:p>Encouraging cashless payments post demon</text:p>
              </table:table-cell>
              <table:table-cell office:value-type="float" office:value="0.0629932091321353">
                <text:p>0.0629932091321353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320972822772563">
                <text:p>0.0320972822772563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173004351474412">
                <text:p>0.0173004351474412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156359617950634">
                <text:p>0.0156359617950634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0711184068743208">
                <text:p>0.00711184068743208</text:p>
              </table:table-cell>
            </table:table-row>
            <table:table-row>
              <table:table-cell office:value-type="string">
                <text:p>Negative impact of Demon on small scale industries/employe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urt verdicts and penalties related to 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ffering of farmers and relief measures for the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e impact of demon on real estat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8.597cm" svg:height="22.59cm" xlink:href=".." xlink:type="simple" chart:class="chart:bar" chart:style-name="ch1">
        <chart:title svg:x="16.63cm" svg:y="0.968cm" chart:style-name="ch2">
          <text:p>Times Of India_Aspect-Coverage
Opeds</text:p>
        </chart:title>
        <chart:plot-area chart:style-name="ch3" table:cell-range-address="TOI.A1:TOI.B15" chart:data-source-has-labels="column" svg:x="2.169cm" svg:y="2.594cm" svg:width="35.657cm" svg:height="18.177cm">
          <chartooo:coordinate-region svg:x="7.511cm" svg:y="2.594cm" svg:width="29.005cm" svg:height="6.059cm"/>
          <chart:axis chart:dimension="x" chart:name="primary-x" chart:style-name="ch4" chartooo:axis-type="auto">
            <chartooo:date-scale/>
            <chart:title svg:x="19.929cm" svg:y="18.781cm" chart:style-name="ch5">
              <text:p>Aspects</text:p>
            </chart:title>
            <chart:categories table:cell-range-address="TOI.A1:TOI.A15"/>
          </chart:axis>
          <chart:axis chart:dimension="y" chart:name="primary-y" chart:style-name="ch6">
            <chart:title svg:x="4.756cm" svg:y="7.941cm" chart:style-name="ch7">
              <text:p>Relative Coverage</text:p>
            </chart:title>
            <chart:grid chart:style-name="ch8" chart:class="major"/>
          </chart:axis>
          <chart:series chart:style-name="ch9" chart:values-cell-range-address="TOI.B1:TOI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</text:p>
                <draw:g>
                  <svg:desc>TOI.A1:TOI.A15</svg:desc>
                </draw:g>
              </table:table-cell>
              <table:table-cell office:value-type="float" office:value="0.448148190924345">
                <text:p>0.448148190924345</text:p>
                <draw:g>
                  <svg:desc>TOI.B1:TOI.B15</svg:desc>
                </draw:g>
              </table:table-cell>
            </table:table-row>
            <table:table-row>
              <table:table-cell office:value-type="string">
                <text:p>Negative imapct of demon on Economy</text:p>
              </table:table-cell>
              <table:table-cell office:value-type="float" office:value="0.188526983927944">
                <text:p>0.188526983927944</text:p>
              </table:table-cell>
            </table:table-row>
            <table:table-row>
              <table:table-cell office:value-type="string">
                <text:p>Opposition's unites against Govt on demon</text:p>
              </table:table-cell>
              <table:table-cell office:value-type="float" office:value="0.0788076880559263">
                <text:p>0.0788076880559263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541757482061038">
                <text:p>0.0541757482061038</text:p>
              </table:table-cell>
            </table:table-row>
            <table:table-row>
              <table:table-cell office:value-type="string">
                <text:p>Encouraging cashless payments post demon</text:p>
              </table:table-cell>
              <table:table-cell office:value-type="float" office:value="0.0222692271520567">
                <text:p>0.0222692271520567</text:p>
              </table:table-cell>
            </table:table-row>
            <table:table-row>
              <table:table-cell office:value-type="string">
                <text:p>Negative impact of demon on real estate</text:p>
              </table:table-cell>
              <table:table-cell office:value-type="float" office:value="0.0180833318208892">
                <text:p>0.0180833318208892</text:p>
              </table:table-cell>
            </table:table-row>
            <table:table-row>
              <table:table-cell office:value-type="string">
                <text:p>Negative impact of Demon on small scale industries/employees</text:p>
              </table:table-cell>
              <table:table-cell office:value-type="float" office:value="0.00842788858951662">
                <text:p>0.00842788858951662</text:p>
              </table:table-cell>
            </table:table-row>
            <table:table-row>
              <table:table-cell office:value-type="string">
                <text:p>Court verdicts and penalties related to demon</text:p>
              </table:table-cell>
              <table:table-cell office:value-type="float" office:value="0.00641826284518787">
                <text:p>0.00641826284518787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0443668606444992">
                <text:p>0.00443668606444992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0396810337858016">
                <text:p>0.00396810337858016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ffering of farmers and relief measures for the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6pt" style:font-weight-asian="bold" style:font-size-complex="16pt" style:font-weight-complex="600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9.348cm" svg:height="22.845cm" xlink:href=".." xlink:type="simple" chart:class="chart:bar" chart:style-name="ch1">
        <chart:title svg:x="17.933cm" svg:y="0.923cm" chart:style-name="ch2">
          <text:p>Telegraph_Aspect-Coverage
Opeds</text:p>
        </chart:title>
        <chart:plot-area chart:style-name="ch3" table:cell-range-address="Telegraph.A1:Telegraph.B15" chart:data-source-has-labels="column" svg:x="3.073cm" svg:y="2.486cm" svg:width="34.882cm" svg:height="18.468cm">
          <chartooo:coordinate-region svg:x="9.392cm" svg:y="2.792cm" svg:width="28.563cm" svg:height="6.106cm"/>
          <chart:axis chart:dimension="x" chart:name="primary-x" chart:style-name="ch4" chartooo:axis-type="auto">
            <chartooo:date-scale/>
            <chart:title svg:x="19.612cm" svg:y="18.206cm" chart:style-name="ch5">
              <text:p>Aspects</text:p>
            </chart:title>
            <chart:categories table:cell-range-address="Telegraph.A1:Telegraph.A15"/>
          </chart:axis>
          <chart:axis chart:dimension="y" chart:name="primary-y" chart:style-name="ch6">
            <chart:title svg:x="6.749cm" svg:y="8.261cm" chart:style-name="ch7">
              <text:p>Relative Coverage</text:p>
            </chart:title>
            <chart:grid chart:style-name="ch8" chart:class="major"/>
          </chart:axis>
          <chart:series chart:style-name="ch9" chart:values-cell-range-address="Telegraph.B1:Telegraph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egative imapct of demon on Economy</text:p>
                <draw:g>
                  <svg:desc>Telegraph.A1:Telegraph.A15</svg:desc>
                </draw:g>
              </table:table-cell>
              <table:table-cell office:value-type="float" office:value="0.292764324788559">
                <text:p>0.292764324788559</text:p>
                <draw:g>
                  <svg:desc>Telegraph.B1:Telegraph.B15</svg:desc>
                </draw:g>
              </table:table-cell>
            </table:table-row>
            <table:table-row>
              <table:table-cell office:value-type="string">
                <text:p>Appreciation by PM for supporting Demon</text:p>
              </table:table-cell>
              <table:table-cell office:value-type="float" office:value="0.16617034782771">
                <text:p>0.16617034782771</text:p>
              </table:table-cell>
            </table:table-row>
            <table:table-row>
              <table:table-cell office:value-type="string">
                <text:p>Opposition's unites against Govt on demon</text:p>
              </table:table-cell>
              <table:table-cell office:value-type="float" office:value="0.146636545247475">
                <text:p>0.146636545247475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479219954817871">
                <text:p>0.0479219954817871</text:p>
              </table:table-cell>
            </table:table-row>
            <table:table-row>
              <table:table-cell office:value-type="string">
                <text:p>Court verdicts and penalties related to demon</text:p>
              </table:table-cell>
              <table:table-cell office:value-type="float" office:value="0.0426569705569351">
                <text:p>0.0426569705569351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248455032579675">
                <text:p>0.0248455032579675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e impact of Demon on small scale industries/employe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ffering of farmers and relief measures for the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e impact of demon on real esta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couraging cashless payments post dem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6pt" style:font-weight-asian="bold" style:font-size-complex="16pt" style:font-weight-complex="600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size-complex="14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9.595cm" svg:height="23.679cm" xlink:href=".." xlink:type="simple" chart:class="chart:bar" chart:style-name="ch1">
        <chart:title svg:x="16.571cm" svg:y="0.967cm" chart:style-name="ch2">
          <text:p>Indian Express_Aspect-Coverage
Opeds</text:p>
        </chart:title>
        <chart:plot-area chart:style-name="ch3" table:cell-range-address="'Indian Express'.A1:'Indian Express'.B15" chart:data-source-has-labels="column" svg:x="2.189cm" svg:y="2.892cm" svg:width="36.615cm" svg:height="19.041cm">
          <chartooo:coordinate-region svg:x="8.915cm" svg:y="2.892cm" svg:width="29.889cm" svg:height="6.68cm"/>
          <chart:axis chart:dimension="x" chart:name="primary-x" chart:style-name="ch4" chartooo:axis-type="auto">
            <chartooo:date-scale/>
            <chart:title svg:x="19.371cm" svg:y="19.041cm" chart:style-name="ch5">
              <text:p>Aspects</text:p>
            </chart:title>
            <chart:categories table:cell-range-address="'Indian Express'.A1:'Indian Express'.A15"/>
          </chart:axis>
          <chart:axis chart:dimension="y" chart:name="primary-y" chart:style-name="ch6">
            <chart:title svg:x="6.411cm" svg:y="8.334cm" chart:style-name="ch7">
              <text:p>Relative Coverage</text:p>
            </chart:title>
            <chart:grid chart:style-name="ch8" chart:class="major"/>
          </chart:axis>
          <chart:series chart:style-name="ch9" chart:values-cell-range-address="'Indian Express'.B1:'Indian Express'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</text:p>
                <draw:g>
                  <svg:desc>'Indian Express'.A1:'Indian Express'.A15</svg:desc>
                </draw:g>
              </table:table-cell>
              <table:table-cell office:value-type="float" office:value="0.324983392336785">
                <text:p>0.324983392336785</text:p>
                <draw:g>
                  <svg:desc>'Indian Express'.B1:'Indian Express'.B15</svg:desc>
                </draw:g>
              </table:table-cell>
            </table:table-row>
            <table:table-row>
              <table:table-cell office:value-type="string">
                <text:p>Negative imapct of demon on Economy</text:p>
              </table:table-cell>
              <table:table-cell office:value-type="float" office:value="0.175005839602278">
                <text:p>0.175005839602278</text:p>
              </table:table-cell>
            </table:table-row>
            <table:table-row>
              <table:table-cell office:value-type="string">
                <text:p>Opposition's unites against Govt on demon</text:p>
              </table:table-cell>
              <table:table-cell office:value-type="float" office:value="0.0994736903138807">
                <text:p>0.0994736903138807</text:p>
              </table:table-cell>
            </table:table-row>
            <table:table-row>
              <table:table-cell office:value-type="string">
                <text:p>Encouraging cashless payments post demon</text:p>
              </table:table-cell>
              <table:table-cell office:value-type="float" office:value="0.0935048713051056">
                <text:p>0.0935048713051056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573937647957299">
                <text:p>0.0573937647957299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325543331505524">
                <text:p>0.0325543331505524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154447126335861">
                <text:p>0.0154447126335861</text:p>
              </table:table-cell>
            </table:table-row>
            <table:table-row>
              <table:table-cell office:value-type="string">
                <text:p>Suffering of farmers and relief measures for them</text:p>
              </table:table-cell>
              <table:table-cell office:value-type="float" office:value="0.0108194163048322">
                <text:p>0.0108194163048322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.00821851543228795">
                <text:p>0.00821851543228795</text:p>
              </table:table-cell>
            </table:table-row>
            <table:table-row>
              <table:table-cell office:value-type="string">
                <text:p>Court verdicts and penalties related to demon</text:p>
              </table:table-cell>
              <table:table-cell office:value-type="float" office:value="0.00670933027630844">
                <text:p>0.00670933027630844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0318237616315766">
                <text:p>0.00318237616315766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e impact of Demon on small scale industries/employe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e impact of demon on real estat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183cm" svg:height="22.983cm" xlink:href=".." xlink:type="simple" chart:class="chart:bar" chart:style-name="ch1">
        <chart:title svg:x="17.773cm" svg:y="0.974cm" chart:style-name="ch2">
          <text:p>Indian Express_Aspect-Coverage
Opeds</text:p>
        </chart:title>
        <chart:plot-area chart:style-name="ch3" table:cell-range-address="'New India Express'.A1:'New India Express'.B15" chart:data-source-has-labels="column" svg:x="2.29cm" svg:y="2.415cm" svg:width="36.106cm" svg:height="18.536cm">
          <chartooo:coordinate-region svg:x="9.012cm" svg:y="2.72cm" svg:width="29.384cm" svg:height="6.175cm"/>
          <chart:axis chart:dimension="x" chart:name="primary-x" chart:style-name="ch4" chartooo:axis-type="auto">
            <chartooo:date-scale/>
            <chart:title svg:x="19.439cm" svg:y="19.018cm" chart:style-name="ch5">
              <text:p>Aspects</text:p>
            </chart:title>
            <chart:categories table:cell-range-address="'New India Express'.A1:'New India Express'.A15"/>
          </chart:axis>
          <chart:axis chart:dimension="y" chart:name="primary-y" chart:style-name="ch6">
            <chart:title svg:x="5.88cm" svg:y="8.385cm" chart:style-name="ch7">
              <text:p>Relative Coverage</text:p>
            </chart:title>
            <chart:grid chart:style-name="ch8" chart:class="major"/>
          </chart:axis>
          <chart:series chart:style-name="ch9" chart:values-cell-range-address="'New India Express'.B1:'New India Express'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</text:p>
                <draw:g>
                  <svg:desc>'New India Express'.A1:'New India Express'.A15</svg:desc>
                </draw:g>
              </table:table-cell>
              <table:table-cell office:value-type="float" office:value="0.3329883153924">
                <text:p>0.3329883153924</text:p>
                <draw:g>
                  <svg:desc>'New India Express'.B1:'New India Express'.B15</svg:desc>
                </draw:g>
              </table:table-cell>
            </table:table-row>
            <table:table-row>
              <table:table-cell office:value-type="string">
                <text:p>Negative imapct of demon on Economy</text:p>
              </table:table-cell>
              <table:table-cell office:value-type="float" office:value="0.124942497009845">
                <text:p>0.124942497009845</text:p>
              </table:table-cell>
            </table:table-row>
            <table:table-row>
              <table:table-cell office:value-type="string">
                <text:p>Opposition's unites against Govt on demon </text:p>
              </table:table-cell>
              <table:table-cell office:value-type="float" office:value="0.121446315208391">
                <text:p>0.121446315208391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674356733216794">
                <text:p>0.0674356733216794</text:p>
              </table:table-cell>
            </table:table-row>
            <table:table-row>
              <table:table-cell office:value-type="string">
                <text:p>Court verdicts and penalties related to demon</text:p>
              </table:table-cell>
              <table:table-cell office:value-type="float" office:value="0.0224338332259944">
                <text:p>0.0224338332259944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e impact of Demon on small scale industries/employe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ffering of farmers and relief measures for the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e impact of demon on real esta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couraging cashless payments post dem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143cm" svg:height="25.626cm" xlink:href=".." xlink:type="simple" chart:class="chart:bar" chart:style-name="ch1">
        <chart:title svg:x="15.704cm" svg:y="1.078cm" chart:style-name="ch2">
          <text:p>Deccan Herald_Aspect-Coverage
Opeds</text:p>
        </chart:title>
        <chart:plot-area chart:style-name="ch3" table:cell-range-address="'Deccan Herald'.A1:'Deccan Herald'.B15" chart:data-source-has-labels="column" svg:x="1.753cm" svg:y="2.951cm" svg:width="35.086cm" svg:height="19.141cm">
          <chartooo:coordinate-region svg:x="8.065cm" svg:y="3.257cm" svg:width="28.774cm" svg:height="6.779cm"/>
          <chart:axis chart:dimension="x" chart:name="primary-x" chart:style-name="ch4" chartooo:axis-type="auto">
            <chartooo:date-scale/>
            <chart:title svg:x="18.348cm" svg:y="20.291cm" chart:style-name="ch5">
              <text:p>Aspects</text:p>
            </chart:title>
            <chart:categories table:cell-range-address="'Deccan Herald'.A1:'Deccan Herald'.A15"/>
          </chart:axis>
          <chart:axis chart:dimension="y" chart:name="primary-y" chart:style-name="ch6">
            <chart:title svg:x="5.418cm" svg:y="9.094cm" chart:style-name="ch7">
              <text:p>Relative Coverage</text:p>
            </chart:title>
            <chart:grid chart:style-name="ch8" chart:class="major"/>
          </chart:axis>
          <chart:series chart:style-name="ch9" chart:values-cell-range-address="'Deccan Herald'.B1:'Deccan Herald'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egative imapct of demon on Economy</text:p>
                <draw:g>
                  <svg:desc>'Deccan Herald'.A1:'Deccan Herald'.A15</svg:desc>
                </draw:g>
              </table:table-cell>
              <table:table-cell office:value-type="float" office:value="0.240382015423386">
                <text:p>0.240382015423386</text:p>
                <draw:g>
                  <svg:desc>'Deccan Herald'.B1:'Deccan Herald'.B15</svg:desc>
                </draw:g>
              </table:table-cell>
            </table:table-row>
            <table:table-row>
              <table:table-cell office:value-type="string">
                <text:p>Appreciation by PM for supporting Demon</text:p>
              </table:table-cell>
              <table:table-cell office:value-type="float" office:value="0.161339866099917">
                <text:p>0.161339866099917</text:p>
              </table:table-cell>
            </table:table-row>
            <table:table-row>
              <table:table-cell office:value-type="string">
                <text:p>Opposition's unites against Govt on demon</text:p>
              </table:table-cell>
              <table:table-cell office:value-type="float" office:value="0.154360946169571">
                <text:p>0.154360946169571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60782309614199">
                <text:p>0.060782309614199</text:p>
              </table:table-cell>
            </table:table-row>
            <table:table-row>
              <table:table-cell office:value-type="string">
                <text:p>Encouraging cashless payments post demon</text:p>
              </table:table-cell>
              <table:table-cell office:value-type="float" office:value="0.0607769016948419">
                <text:p>0.0607769016948419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460565452047979">
                <text:p>0.0460565452047979</text:p>
              </table:table-cell>
            </table:table-row>
            <table:table-row>
              <table:table-cell office:value-type="string">
                <text:p>Negative impact of demon on real estate</text:p>
              </table:table-cell>
              <table:table-cell office:value-type="float" office:value="0.0139659517397277">
                <text:p>0.0139659517397277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0744670495473572">
                <text:p>0.00744670495473572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e impact of Demon on small scale industries/employe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urt verdicts and penalties related to 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ffering of farmers and relief measures for the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29cm" svg:height="25.07cm" xlink:href=".." xlink:type="simple" chart:class="chart:bar" chart:style-name="ch1">
        <chart:title svg:x="15.763cm" svg:y="1.054cm" chart:style-name="ch2">
          <text:p>Overall_Aspect_Coverage
Opeds</text:p>
        </chart:title>
        <chart:plot-area chart:style-name="ch3" table:cell-range-address="aggregate.A1:aggregate.B15" chart:data-source-has-labels="column" svg:x="1.437cm" svg:y="2.882cm" svg:width="35.544cm" svg:height="22.062cm">
          <chartooo:coordinate-region svg:x="9.61cm" svg:y="3.187cm" svg:width="27.371cm" svg:height="6.633cm"/>
          <chart:axis chart:dimension="x" chart:name="primary-x" chart:style-name="ch4" chartooo:axis-type="auto">
            <chartooo:date-scale/>
            <chart:title svg:x="20.282cm" svg:y="19.59cm" chart:style-name="ch5">
              <text:p>Aspects</text:p>
            </chart:title>
            <chart:categories table:cell-range-address="aggregate.A1:aggregate.A15"/>
          </chart:axis>
          <chart:axis chart:dimension="y" chart:name="primary-y" chart:style-name="ch6">
            <chart:title svg:x="6.928cm" svg:y="8.932cm" chart:style-name="ch7">
              <text:p>Relative Coverage</text:p>
            </chart:title>
            <chart:grid chart:style-name="ch8" chart:class="major"/>
          </chart:axis>
          <chart:series chart:style-name="ch9" chart:values-cell-range-address="aggregate.B1:aggregate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itisation</text:p>
                <draw:g>
                  <svg:desc>aggregate.A1:aggregate.A15</svg:desc>
                </draw:g>
              </table:table-cell>
              <table:table-cell office:value-type="float" office:value="0.304410752098636">
                <text:p>0.304410752098636</text:p>
                <draw:g>
                  <svg:desc>aggregate.B1:aggregate.B15</svg:desc>
                </draw:g>
              </table:table-cell>
            </table:table-row>
            <table:table-row>
              <table:table-cell office:value-type="string">
                <text:p>Negative imapct of demonetisation on Economy</text:p>
              </table:table-cell>
              <table:table-cell office:value-type="float" office:value="0.203319324435849">
                <text:p>0.203319324435849</text:p>
              </table:table-cell>
            </table:table-row>
            <table:table-row>
              <table:table-cell office:value-type="string">
                <text:p>Opposition's unites against Govt on demonetisation </text:p>
              </table:table-cell>
              <table:table-cell office:value-type="float" office:value="0.10270601245763">
                <text:p>0.10270601245763</text:p>
              </table:table-cell>
            </table:table-row>
            <table:table-row>
              <table:table-cell office:value-type="string">
                <text:p>Encouraging cashless payments post demonetisation</text:p>
              </table:table-cell>
              <table:table-cell office:value-type="float" office:value="0.0474352637119189">
                <text:p>0.0474352637119189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411657964169744">
                <text:p>0.0411657964169744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242720158062383">
                <text:p>0.0242720158062383</text:p>
              </table:table-cell>
            </table:table-row>
            <table:table-row>
              <table:table-cell office:value-type="string">
                <text:p>Court verdicts related to demonetisation and penalties for black money hoarders</text:p>
              </table:table-cell>
              <table:table-cell office:value-type="float" office:value="0.00909355166203661">
                <text:p>0.00909355166203661</text:p>
              </table:table-cell>
            </table:table-row>
            <table:table-row>
              <table:table-cell office:value-type="string">
                <text:p>Negative impact of Demonetisation on small/medium scale industries/employees</text:p>
              </table:table-cell>
              <table:table-cell office:value-type="float" office:value="0.00632271117855337">
                <text:p>0.00632271117855337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0601727835974302">
                <text:p>0.00601727835974302</text:p>
              </table:table-cell>
            </table:table-row>
            <table:table-row>
              <table:table-cell office:value-type="string">
                <text:p>Negative impact of demonetisation on real estate</text:p>
              </table:table-cell>
              <table:table-cell office:value-type="float" office:value="0.00580106502157457">
                <text:p>0.00580106502157457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0432138871560643">
                <text:p>0.00432138871560643</text:p>
              </table:table-cell>
            </table:table-row>
            <table:table-row>
              <table:table-cell office:value-type="string">
                <text:p>Suffering of farmers and relief measures for them</text:p>
              </table:table-cell>
              <table:table-cell office:value-type="float" office:value="0.00234956624222657">
                <text:p>0.00234956624222657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.00178474936880815">
                <text:p>0.00178474936880815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0168185916129371">
                <text:p>0.00168185916129371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0142319461862629">
                <text:p>0.001423194618626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015cm" svg:height="24.861cm" xlink:href=".." xlink:type="simple" chart:class="chart:bar" chart:style-name="ch1">
        <chart:title svg:x="18.911cm" svg:y="0.928cm" chart:style-name="ch2">
          <text:p>Hindu_Aspect-Coverage
Opeds</text:p>
        </chart:title>
        <chart:plot-area chart:style-name="ch3" table:cell-range-address="Hindu.A1:Hindu.B15" chart:data-source-has-labels="column" svg:x="1.866cm" svg:y="2.633cm" svg:width="36.364cm" svg:height="19.045cm">
          <chartooo:coordinate-region svg:x="8.579cm" svg:y="2.939cm" svg:width="29.651cm" svg:height="6.683cm"/>
          <chart:axis chart:dimension="x" chart:name="primary-x" chart:style-name="ch4" chartooo:axis-type="auto">
            <chartooo:date-scale/>
            <chart:title svg:x="19.559cm" svg:y="19.427cm" chart:style-name="ch5">
              <text:p>Aspects</text:p>
            </chart:title>
            <chart:categories table:cell-range-address="Hindu.A1:Hindu.A15"/>
          </chart:axis>
          <chart:axis chart:dimension="y" chart:name="primary-y" chart:style-name="ch6">
            <chart:title svg:x="5.865cm" svg:y="8.54cm" chart:style-name="ch7">
              <text:p>Relative Coverage</text:p>
            </chart:title>
            <chart:grid chart:style-name="ch8" chart:class="major"/>
          </chart:axis>
          <chart:series chart:style-name="ch9" chart:values-cell-range-address="Hindu.B1:Hindu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</text:p>
                <draw:g>
                  <svg:desc>Hindu.A1:Hindu.A15</svg:desc>
                </draw:g>
              </table:table-cell>
              <table:table-cell office:value-type="float" office:value="0.297044441617512">
                <text:p>0.297044441617512</text:p>
                <draw:g>
                  <svg:desc>Hindu.B1:Hindu.B15</svg:desc>
                </draw:g>
              </table:table-cell>
            </table:table-row>
            <table:table-row>
              <table:table-cell office:value-type="string">
                <text:p>Negative imapct of demon on Economy</text:p>
              </table:table-cell>
              <table:table-cell office:value-type="float" office:value="0.186336540414354">
                <text:p>0.186336540414354</text:p>
              </table:table-cell>
            </table:table-row>
            <table:table-row>
              <table:table-cell office:value-type="string">
                <text:p>Opposition's unites against Govt on demon </text:p>
              </table:table-cell>
              <table:table-cell office:value-type="float" office:value="0.0575042794557113">
                <text:p>0.0575042794557113</text:p>
              </table:table-cell>
            </table:table-row>
            <table:table-row>
              <table:table-cell office:value-type="string">
                <text:p>Encouraging cashless payments post demon</text:p>
              </table:table-cell>
              <table:table-cell office:value-type="float" office:value="0.0357755802093865">
                <text:p>0.0357755802093865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289083649689447">
                <text:p>0.0289083649689447</text:p>
              </table:table-cell>
            </table:table-row>
            <table:table-row>
              <table:table-cell office:value-type="string">
                <text:p>Negative impact of Demon on small scale industries/employees</text:p>
              </table:table-cell>
              <table:table-cell office:value-type="float" office:value="0.0278237154379551">
                <text:p>0.0278237154379551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26024893376273">
                <text:p>0.026024893376273</text:p>
              </table:table-cell>
            </table:table-row>
            <table:table-row>
              <table:table-cell office:value-type="string">
                <text:p>Court verdicts and penalties related to demon</text:p>
              </table:table-cell>
              <table:table-cell office:value-type="float" office:value="0.00523577736564071">
                <text:p>0.00523577736564071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ffering of farmers and relief measures for the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ive impact of demon on real esta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